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0a84e" officeooo:paragraph-rsid="0000a84e"/>
    </style:style>
    <style:style style:name="P2" style:family="paragraph" style:parent-style-name="Footer">
      <style:paragraph-properties fo:text-align="end" style:justify-single-word="false"/>
    </style:style>
    <style:style style:name="P3" style:family="paragraph" style:parent-style-name="Header">
      <style:paragraph-properties fo:text-align="center" style:justify-single-word="false"/>
      <style:text-properties officeooo:rsid="00015409" officeooo:paragraph-rsid="000154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VERSACIONES CON EL CLIENTE</text:p>
      <text:p text:style-name="P1"/>
      <text:p text:style-name="P1">INTRODUCCIÓN:</text:p>
      <text:p text:style-name="P1"/>
      <text:p text:style-name="P1">Distribuidora de productos químicos:<text:line-break/><text:line-break/>"Soy propietario de una distribuidora de productos químicos que abastece a industrias y laboratorios en la región. Nos especializamos en la comercialización de productos químicos industriales, solventes, reactivos y materias primas para diversos sectores productivos. <text:line-break/><text:line-break/>Nuestra operación se centra en mantener un inventario óptimo de productos almacenados bajo estrictas normas de seguridad en nuestras instalaciones certificadas. Contamos con una flota de transporte especializado para garantizar entregas seguras y puntuales.<text:line-break/><text:line-break/>La clave de nuestro negocio está en las relaciones sólidas tanto con proveedores internacionales como con clientes locales, además del cumplimiento riguroso de todas las regulaciones y certificaciones necesarias para el manejo de productos químicos. Nuestro personal está altamente capacitado en el manejo de materiales peligrosos y protocolos de seguridad.<text:line-break/><text:line-break/>Los márgenes del negocio varían según el tipo de producto, pero nos enfocamos en mantener precios competitivos mientras aseguramos la calidad y autenticidad de todos nuestros product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015409" officeooo:paragraph-rsid="00015409"/>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0.06pt fine-dashed #bbe33d" fo:border-bottom="0.06pt fine-dashed #bbe33d" fo:border-left="none" fo:border-right="none" fo:padding="0.049cm" fo:background-color="transparent" style:dynamic-spacing="false" draw:fill="none"/>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Proyecto BBDD UD9</text:p>
        <text:p text:style-name="MP1">Uxía Rodríguez Domínguez</text:p>
      </style:header>
      <style:footer>
        <text:p text:style-name="MP2"><text:bookmark-start text:name="PageNumWizard_FOOTER_Estilo de página predeterminado1"/><text:page-number text:select-page="current">1</text:page-number><text:bookmark-end text:name="PageNumWizard_FOOTER_Estilo de página predeterminado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2T11:33:04.032000000</meta:creation-date>
    <dc:date>2025-05-12T11:37:10.908000000</dc:date>
    <meta:editing-duration>PT2M11S</meta:editing-duration>
    <meta:editing-cycles>2</meta:editing-cycles>
    <meta:generator>LibreOffice/24.2.2.2$Windows_X86_64 LibreOffice_project/d56cc158d8a96260b836f100ef4b4ef25d6f1a01</meta:generator>
    <meta:document-statistic meta:table-count="0" meta:image-count="0" meta:object-count="0" meta:page-count="1" meta:paragraph-count="8" meta:word-count="168" meta:character-count="1237" meta:non-whitespace-character-count="1072"/>
  </office:meta>
</office:document-meta>
</file>